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tab-stops>
          <style:tab-stop style:position="3.6563in"/>
        </style:tab-stops>
      </style:paragraph-properties>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top="0in" fo:margin-bottom="0in" loext:contextual-spacing="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margin-top="0in" fo:margin-bottom="0in" loext:contextual-spacing="false"/>
    </style:style>
    <style:style style:name="P6" style:family="paragraph" style:parent-style-name="Text_20_body">
      <style:paragraph-properties style:writing-mode="lr-tb"/>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javascript:void(0)" text:style-name="Internet_20_link" text:visited-style-name="Visited_20_Internet_20_Link">8-2 Discussion: Evaluating Risk</text:a> </text:h>
      <text:p text:style-name="P3">Is Highlighted</text:p>
      <text:p text:style-name="P3">Michael Surdek posted Feb 24, 2022 5:47 PM</text:p>
      <text:section text:style-name="Sect1" text:name="d2l_14_7_752">
        <text:p text:style-name="P3"><text:bookmark text:name="d2l_14_6_626"/></text:p>
      </text:section>
      <text:section text:style-name="Sect1" text:name="d2l_14_8_351">
        <text:p text:style-name="Text_20_body">For a classification algorithm, a confusion matrix provides the basis for many performance measures including precision, sensitivity, and specificity. (Alghofaili, 2022) The confusion matrix compares predicted and actual values according to the categories of the target variable. For example, a binary classification model will have a 2x2 confusion matrix that shows the counts of the positive and negative predictions that were true or false. Precision, or the positive predictive value, is the proportion of positive predictions that were true. Sensitivity, or the true positive rate, is the proportion of positive observations that were correctly predicted. Specificity, or true negative rate, is is the proportion of negative observations that were correctly predicted. (Alghofaili, 2022)</text:p>
        <text:p text:style-name="Text_20_body">There are many other performance measures for model evaluation, including overall accuracy and log loss for classification and mean squared error for regression. The best measure depends on the type of algorithm and the model's objective. In some situations, the level of confidence may be more important than the binary prediction, so log loss is preferable. In other situation, like predicting whether it will rain tomorrow, false negatives might be more harmful than false positives, so maximizing the model's sensitivity measure is preferable.</text:p>
        <text:p text:style-name="Text_20_body">A risk chart is useful for evaluating the effectiveness of a model versus random predictions or selections. It also displays the marginal benefit of increased model utilization. Risk charts can be plotted in rattle, once a model is executed, by selecting the risk type on the evaluation tab. Additionally, multiple models can be compared on the same risk chart. A 1:1 line is drawn as the baseline of random selection. Then, "we are looking for a larger area under the curve. This generally means that the curve “closer” to the top left of the risk chart identifies a better-performing model than a curve that is closer to the baseline." (Williams, 2011)</text:p>
        <text:p text:style-name="P2">References</text:p>
        <text:p text:style-name="P6">Alghofaili, Yousef. 2022. <text:span text:style-name="Emphasis">Confusion Matrix and Classification Evaluation Metrics</text:span>. LinkedIn. Retrieved from https://www.linkedin.com/feed/update/urn:li:activity:6885625770744573952/</text:p>
        <text:p text:style-name="Text_20_body">Williams, Graham. 2011. <text:span text:style-name="Emphasis">Data Mining with Rattle and R : The Art of Excavating Data for Knowledge Discovery.</text:span> Springer New York.<text:span text:style-name="Emphasis"> </text:span>Retrieved from http://ebookcentral.proquest.com/lib/snhu- ebooks/detail.action?docID=770229</text:p>
      </text:section>
      <text:p text:style-name="Text_20_body"/>
      <text:p text:style-name="Text_20_body"/>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0T18:51:48.881020246</meta:creation-date>
    <dc:date>2022-02-24T17:48:01.887425561</dc:date>
    <meta:editing-duration>PT6M6S</meta:editing-duration>
    <meta:editing-cycles>5</meta:editing-cycles>
    <meta:generator>LibreOffice/6.4.7.2$Linux_X86_64 LibreOffice_project/40$Build-2</meta:generator>
    <meta:document-statistic meta:table-count="0" meta:image-count="0" meta:object-count="0" meta:page-count="1" meta:paragraph-count="9" meta:word-count="360" meta:character-count="2489" meta:non-whitespace-character-count="2137"/>
  </office:meta>
</office:document-meta>
</file>